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211cm"/>
      <style:paragraph-properties style:writing-mode="lr-tb"/>
    </style:style>
    <style:style style:name="gr6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Arrow_20_Line">
      <style:graphic-properties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0.7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43cm" fo:min-width="14.24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343cm" fo:min-width="1.094cm"/>
    </style:style>
    <style:style style:name="gr13" style:family="graphic" style:parent-style-name="objectwithoutfill">
      <style:graphic-properties svg:stroke-color="#158466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41cm"/>
      <style:paragraph-properties style:writing-mode="lr-tb"/>
    </style:style>
    <style:style style:name="gr16" style:family="graphic" style:parent-style-name="objectwithoutfill">
      <style:graphic-properties svg:stroke-color="#158466" draw:marker-end="Arrowheads_20_4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t" draw:marker-end="Arrowheads_20_2" draw:marker-end-width="0.3cm" svg:stroke-linecap="butt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2" style:family="graphic" style:parent-style-name="Arrow_20_Line" style:list-style-name="L1">
      <style:graphic-properties draw:textarea-vertical-align="middle" draw:line-distance="0.786cm"/>
      <style:paragraph-properties style:writing-mode="lr-tb"/>
    </style:style>
    <style:style style:name="gr23" style:family="graphic" style:parent-style-name="objectwithoutfill">
      <style:graphic-properties draw:stroke="dash" draw:stroke-dash="Dot" svg:stroke-color="#158466" svg:stroke-linecap="butt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17cm" fo:min-width="7.239cm"/>
      <style:paragraph-properties style:writing-mode="lr-tb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1.117cm" fo:min-width="7.239cm"/>
      <style:paragraph-properties style:writing-mode="lr-tb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1.117cm" fo:min-width="7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loext:opacity="100%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color="#158466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c9211e" loext:opacity="100%"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5" style:family="text">
      <style:text-properties fo:color="#158466" loext:opacity="100%" fo:font-size="12pt" style:font-size-asian="12pt" style:font-size-complex="12pt"/>
    </style:style>
    <style:style style:name="T6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7" style:family="text">
      <style:text-properties style:text-position="-8% 58%" style:font-name="Liberation Sans2" fo:font-size="8pt" style:font-name-asian="Liberation Sans2" style:font-size-asian="8pt" style:font-name-complex="Liberation Sans2" style:font-size-complex="8pt"/>
    </style:style>
    <style:style style:name="T8" style:family="text">
      <style:text-properties style:text-position="33% 58%"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45cm" svg:y1="7.61cm" svg:x2="4.145cm" svg:y2="2.389cm">
          <text:p/>
        </draw:line>
        <draw:line draw:style-name="gr2" draw:text-style-name="P1" draw:layer="layout" svg:x1="3.114cm" svg:y1="7.095cm" svg:x2="13.464cm" svg:y2="7.095cm">
          <text:p/>
        </draw:line>
        <draw:frame draw:style-name="gr3" draw:text-style-name="P2" draw:layer="layout" svg:width="0.479cm" svg:height="1.196cm" svg:x="3.232cm" svg:y="2.061cm">
          <draw:text-box>
            <text:p><text:span text:style-name="T1">r</text:span></text:p>
          </draw:text-box>
        </draw:frame>
        <draw:frame draw:style-name="gr4" draw:text-style-name="P2" draw:layer="layout" svg:width="0.865cm" svg:height="1.242cm" svg:x="12.88cm" svg:y="7.096cm">
          <draw:text-box>
            <text:p><text:span text:style-name="T1">z</text:span></text:p>
          </draw:text-box>
        </draw:frame>
        <draw:frame draw:style-name="gr5" draw:text-style-name="P4" draw:layer="layout" svg:width="3.711cm" svg:height="1.199cm" svg:x="1.428cm" svg:y="7.892cm">
          <draw:text-box>
            <text:p text:style-name="P3"><text:span text:style-name="T2">Nominal</text:span></text:p>
            <text:p text:style-name="P3"><text:span text:style-name="T2">origin of particles</text:span></text:p>
          </draw:text-box>
        </draw:frame>
        <draw:line draw:style-name="gr6" draw:text-style-name="P1" draw:layer="layout" svg:x1="3.325cm" svg:y1="7.821cm" svg:x2="4.168cm" svg:y2="7.142cm">
          <text:p/>
        </draw:line>
        <draw:line draw:style-name="gr7" draw:text-style-name="P1" draw:layer="layout" svg:x1="6.978cm" svg:y1="5.373cm" svg:x2="6.978cm" svg:y2="8.627cm">
          <text:p/>
        </draw:line>
        <draw:line draw:style-name="gr7" draw:text-style-name="P1" draw:layer="layout" svg:x1="8.578cm" svg:y1="5.373cm" svg:x2="8.578cm" svg:y2="8.627cm">
          <text:p/>
        </draw:line>
        <draw:line draw:style-name="gr7" draw:text-style-name="P1" draw:layer="layout" svg:x1="10.178cm" svg:y1="5.373cm" svg:x2="10.178cm" svg:y2="8.627cm">
          <text:p/>
        </draw:line>
        <draw:line draw:style-name="gr7" draw:text-style-name="P1" draw:layer="layout" svg:x1="11.778cm" svg:y1="5.373cm" svg:x2="11.778cm" svg:y2="8.627cm">
          <text:p/>
        </draw:line>
        <draw:measure draw:style-name="gr8" draw:text-style-name="P6" draw:layer="measurelines" svg:x1="6.978cm" svg:y1="8.76cm" svg:x2="8.593cm" svg:y2="8.76cm">
          <text:p text:style-name="P5"><text:span text:style-name="T3"><text:measure text:kind="gap"/></text:span><text:span text:style-name="T3">L</text:span></text:p>
        </draw:measure>
        <draw:measure draw:style-name="gr8" draw:text-style-name="P6" draw:layer="layout" svg:x1="8.579cm" svg:y1="8.717cm" svg:x2="10.194cm" svg:y2="8.717cm">
          <text:p text:style-name="P5"><text:span text:style-name="T3"><text:measure text:kind="gap"/></text:span><text:span text:style-name="T3">L</text:span></text:p>
        </draw:measure>
        <draw:measure draw:style-name="gr8" draw:text-style-name="P6" draw:layer="layout" svg:x1="10.18cm" svg:y1="8.774cm" svg:x2="11.795cm" svg:y2="8.774cm">
          <text:p text:style-name="P5"><text:span text:style-name="T3"><text:measure text:kind="gap"/></text:span><text:span text:style-name="T3">L</text:span></text:p>
        </draw:measure>
        <draw:measure draw:style-name="gr9" draw:text-style-name="P7" draw:layer="layout" svg:x1="4.179cm" svg:y1="6.817cm" svg:x2="6.978cm" svg:y2="6.817cm">
          <text:p text:style-name="P7"><text:span text:style-name="T3">D</text:span></text:p>
        </draw:measure>
        <draw:line draw:style-name="gr6" draw:text-style-name="P1" draw:layer="layout" svg:x1="9.319cm" svg:y1="9.18cm" svg:x2="10.162cm" svg:y2="8.501cm">
          <text:p/>
        </draw:line>
        <draw:line draw:style-name="gr6" draw:text-style-name="P1" draw:layer="layout" svg:x1="9.319cm" svg:y1="9.181cm" svg:x2="8.617cm" svg:y2="8.359cm">
          <text:p/>
        </draw:line>
        <draw:line draw:style-name="gr6" draw:text-style-name="P1" draw:layer="layout" svg:x1="9.32cm" svg:y1="9.182cm" svg:x2="7.048cm" svg:y2="8.594cm">
          <text:p/>
        </draw:line>
        <draw:line draw:style-name="gr6" draw:text-style-name="P1" draw:layer="layout" svg:x1="9.321cm" svg:y1="9.147cm" svg:x2="11.661cm" svg:y2="8.594cm">
          <text:p/>
        </draw:line>
        <draw:frame draw:style-name="gr10" draw:text-style-name="P4" draw:layer="layout" svg:width="3.355cm" svg:height="0.725cm" svg:x="7.658cm" svg:y="9.274cm">
          <draw:text-box>
            <text:p text:style-name="P3"><text:span text:style-name="T2">Pixel Detectors</text:span></text:p>
          </draw:text-box>
        </draw:frame>
        <draw:custom-shape draw:style-name="gr11" draw:text-style-name="P3" draw:layer="layout" svg:width="14.747cm" svg:height="1.593cm" svg:x="2.797cm" svg:y="13.1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2.9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4.5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6.1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7.7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9.3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10.9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12.5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14.104cm" svg:y="13.1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94cm" svg:height="1.593cm" svg:x="15.704cm" svg:y="13.153cm">
          <text:p/>
          <draw:enhanced-geometry svg:viewBox="0 0 21600 21600" draw:type="rectangle" draw:enhanced-path="M 0 0 L 21600 0 21600 21600 0 21600 0 0 Z N"/>
        </draw:custom-shape>
        <draw:measure draw:style-name="gr8" draw:text-style-name="P6" draw:layer="measurelines" svg:x1="2.91cm" svg:y1="14.347cm" svg:x2="4.503cm" svg:y2="14.347cm">
          <text:p text:style-name="P5"><text:span text:style-name="T3">p</text:span></text:p>
        </draw:measure>
        <draw:measure draw:style-name="gr8" draw:text-style-name="P6" draw:layer="measurelines" svg:x1="4.946cm" svg:y1="13.153cm" svg:x2="4.946cm" svg:y2="14.752cm">
          <text:p text:style-name="P5"><text:span text:style-name="T3">t</text:span></text:p>
        </draw:measure>
        <draw:line draw:style-name="gr13" draw:text-style-name="P1" draw:layer="layout" svg:x1="4.145cm" svg:y1="7.091cm" svg:x2="14.238cm" svg:y2="5.143cm">
          <text:p/>
        </draw:line>
        <draw:path draw:style-name="gr13" draw:text-style-name="P1" draw:layer="layout" svg:width="0.177cm" svg:height="0.19cm" draw:transform="rotate (-0.650135146367888) translate (5.44300000000006cm 6.84099999999993cm)" svg:viewBox="0 0 178 191" svg:d="M0 0c241 0 168 191 168 191">
          <text:p/>
        </draw:path>
        <draw:frame draw:style-name="gr14" draw:text-style-name="P8" draw:layer="layout" svg:width="0.659cm" svg:height="0.569cm" svg:x="5.345cm" svg:y="6.702cm">
          <draw:text-box>
            <text:p><text:span text:style-name="T4">θ</text:span></text:p>
          </draw:text-box>
        </draw:frame>
        <draw:frame draw:style-name="gr15" draw:text-style-name="P9" draw:layer="layout" svg:width="4.841cm" svg:height="0.725cm" draw:transform="rotate (0.199142067652553) translate (9.586cm 4.034cm)">
          <draw:text-box>
            <text:p><text:span text:style-name="T5">charged particle (track)</text:span></text:p>
          </draw:text-box>
        </draw:frame>
        <draw:line draw:style-name="gr16" draw:text-style-name="P1" draw:layer="layout" svg:x1="11.708cm" svg:y1="4.352cm" svg:x2="13.044cm" svg:y2="5.344cm">
          <text:p/>
        </draw:line>
        <draw:line draw:style-name="gr13" draw:text-style-name="P1" draw:layer="layout" svg:x1="3.201cm" svg:y1="19.552cm" svg:x2="11.086cm" svg:y2="11.919cm">
          <text:p/>
        </draw:line>
        <draw:line draw:style-name="gr17" draw:text-style-name="P1" draw:layer="layout" svg:x1="3.18cm" svg:y1="18.909cm" svg:x2="13.53cm" svg:y2="18.909cm">
          <text:p/>
        </draw:line>
        <draw:frame draw:style-name="gr3" draw:text-style-name="P2" draw:layer="layout" svg:width="0.479cm" svg:height="1.196cm" svg:x="13.168cm" svg:y="18.942cm">
          <draw:text-box>
            <text:p><text:span text:style-name="T1">r</text:span></text:p>
          </draw:text-box>
        </draw:frame>
        <draw:line draw:style-name="gr1" draw:text-style-name="P1" draw:layer="layout" svg:x1="3.866cm" svg:y1="19.253cm" svg:x2="3.866cm" svg:y2="15.2cm">
          <text:p/>
        </draw:line>
        <draw:frame draw:style-name="gr4" draw:text-style-name="P2" draw:layer="layout" svg:width="0.865cm" svg:height="1.242cm" svg:x="2.999cm" svg:y="15.047cm">
          <draw:text-box>
            <text:p><text:span text:style-name="T1">z</text:span></text:p>
          </draw:text-box>
        </draw:frame>
        <draw:path draw:style-name="gr18" draw:text-style-name="P1" draw:layer="layout" svg:width="0.697cm" svg:height="0.608cm" draw:transform="rotate (2.04395508701056) translate (4.1811280432215cm 18.3484092403217cm)" svg:viewBox="0 0 698 609" svg:d="M0 609c610 0 698-609 698-609">
          <text:p/>
        </draw:path>
        <draw:frame draw:style-name="gr19" draw:text-style-name="P10" draw:layer="layout" svg:width="0.777cm" svg:height="0.806cm" svg:x="4.076cm" svg:y="16.915cm">
          <draw:text-box>
            <text:p><text:span text:style-name="T6">θ</text:span></text:p>
          </draw:text-box>
        </draw:frame>
        <draw:frame draw:style-name="gr20" draw:text-style-name="P11" draw:layer="layout" svg:width="0.925cm" svg:height="0.962cm" svg:x="11.156cm" svg:y="13.803cm">
          <draw:text-box>
            <text:p>E</text:p>
          </draw:text-box>
        </draw:frame>
        <draw:line draw:style-name="gr21" draw:text-style-name="P1" draw:layer="layout" svg:x1="11.972cm" svg:y1="13.141cm" svg:x2="11.972cm" svg:y2="14.773cm">
          <text:p/>
        </draw:line>
      </draw:page>
      <draw:page draw:name="page2" draw:style-name="dp1" draw:master-page-name="Default">
        <draw:line draw:style-name="gr1" draw:text-style-name="P1" draw:layer="layout" svg:x1="4.146cm" svg:y1="7.61cm" svg:x2="4.146cm" svg:y2="2.389cm">
          <text:p/>
        </draw:line>
        <draw:line draw:style-name="gr2" draw:text-style-name="P1" draw:layer="layout" svg:x1="3.115cm" svg:y1="7.095cm" svg:x2="13.465cm" svg:y2="7.095cm">
          <text:p/>
        </draw:line>
        <draw:frame draw:style-name="gr3" draw:text-style-name="P2" draw:layer="layout" svg:width="0.479cm" svg:height="1.196cm" svg:x="3.233cm" svg:y="2.061cm">
          <draw:text-box>
            <text:p><text:span text:style-name="T1">r</text:span></text:p>
          </draw:text-box>
        </draw:frame>
        <draw:frame draw:style-name="gr4" draw:text-style-name="P2" draw:layer="layout" svg:width="0.865cm" svg:height="1.242cm" svg:x="12.881cm" svg:y="7.096cm">
          <draw:text-box>
            <text:p><text:span text:style-name="T1">z</text:span></text:p>
          </draw:text-box>
        </draw:frame>
        <draw:frame draw:style-name="gr5" draw:text-style-name="P4" draw:layer="layout" svg:width="3.711cm" svg:height="1.199cm" svg:x="1.429cm" svg:y="7.892cm">
          <draw:text-box>
            <text:p text:style-name="P3"><text:span text:style-name="T2">Nominal</text:span></text:p>
            <text:p text:style-name="P3"><text:span text:style-name="T2">origin of particles</text:span></text:p>
          </draw:text-box>
        </draw:frame>
        <draw:line draw:style-name="gr6" draw:text-style-name="P1" draw:layer="layout" svg:x1="3.326cm" svg:y1="7.821cm" svg:x2="4.169cm" svg:y2="7.142cm">
          <text:p/>
        </draw:line>
        <draw:line draw:style-name="gr7" draw:text-style-name="P1" draw:layer="layout" svg:x1="6.979cm" svg:y1="5.373cm" svg:x2="6.979cm" svg:y2="8.627cm">
          <text:p/>
        </draw:line>
        <draw:line draw:style-name="gr7" draw:text-style-name="P1" draw:layer="layout" svg:x1="8.579cm" svg:y1="5.373cm" svg:x2="8.579cm" svg:y2="8.627cm">
          <text:p/>
        </draw:line>
        <draw:line draw:style-name="gr7" draw:text-style-name="P1" draw:layer="layout" svg:x1="10.179cm" svg:y1="5.373cm" svg:x2="10.179cm" svg:y2="8.627cm">
          <text:p/>
        </draw:line>
        <draw:line draw:style-name="gr7" draw:text-style-name="P1" draw:layer="layout" svg:x1="11.779cm" svg:y1="5.373cm" svg:x2="11.779cm" svg:y2="8.627cm">
          <text:p/>
        </draw:line>
        <draw:measure draw:style-name="gr8" draw:text-style-name="P6" draw:layer="layout" svg:x1="6.979cm" svg:y1="8.76cm" svg:x2="8.594cm" svg:y2="8.76cm">
          <text:p text:style-name="P5"><text:span text:style-name="T3"><text:measure text:kind="gap"/></text:span><text:span text:style-name="T3">L</text:span></text:p>
        </draw:measure>
        <draw:measure draw:style-name="gr8" draw:text-style-name="P6" draw:layer="layout" svg:x1="8.58cm" svg:y1="8.717cm" svg:x2="10.195cm" svg:y2="8.717cm">
          <text:p text:style-name="P5"><text:span text:style-name="T3"><text:measure text:kind="gap"/></text:span><text:span text:style-name="T3">L</text:span></text:p>
        </draw:measure>
        <draw:measure draw:style-name="gr8" draw:text-style-name="P6" draw:layer="layout" svg:x1="10.181cm" svg:y1="8.774cm" svg:x2="11.796cm" svg:y2="8.774cm">
          <text:p text:style-name="P5"><text:span text:style-name="T3"><text:measure text:kind="gap"/></text:span><text:span text:style-name="T3">L</text:span></text:p>
        </draw:measure>
        <draw:measure draw:style-name="gr22" draw:text-style-name="P7" draw:layer="layout" svg:x1="4.18cm" svg:y1="6.817cm" svg:x2="6.979cm" svg:y2="6.817cm">
          <text:p text:style-name="P7"><text:span text:style-name="T3">D</text:span></text:p>
        </draw:measure>
        <draw:line draw:style-name="gr6" draw:text-style-name="P1" draw:layer="layout" svg:x1="9.32cm" svg:y1="9.18cm" svg:x2="10.163cm" svg:y2="8.501cm">
          <text:p/>
        </draw:line>
        <draw:line draw:style-name="gr6" draw:text-style-name="P1" draw:layer="layout" svg:x1="9.32cm" svg:y1="9.181cm" svg:x2="8.618cm" svg:y2="8.359cm">
          <text:p/>
        </draw:line>
        <draw:line draw:style-name="gr6" draw:text-style-name="P1" draw:layer="layout" svg:x1="9.321cm" svg:y1="9.182cm" svg:x2="7.049cm" svg:y2="8.594cm">
          <text:p/>
        </draw:line>
        <draw:line draw:style-name="gr6" draw:text-style-name="P1" draw:layer="layout" svg:x1="9.322cm" svg:y1="9.147cm" svg:x2="11.662cm" svg:y2="8.594cm">
          <text:p/>
        </draw:line>
        <draw:frame draw:style-name="gr10" draw:text-style-name="P4" draw:layer="layout" svg:width="3.355cm" svg:height="0.725cm" svg:x="7.659cm" svg:y="9.274cm">
          <draw:text-box>
            <text:p text:style-name="P3"><text:span text:style-name="T2">Pixel Detectors</text:span></text:p>
          </draw:text-box>
        </draw:frame>
        <draw:line draw:style-name="gr13" draw:text-style-name="P1" draw:layer="layout" svg:x1="4.146cm" svg:y1="7.091cm" svg:x2="6.989cm" svg:y2="6.527cm">
          <text:p/>
        </draw:line>
        <draw:path draw:style-name="gr13" draw:text-style-name="P1" draw:layer="layout" svg:width="0.177cm" svg:height="0.19cm" draw:transform="rotate (-0.650135146367888) translate (5.44400000000006cm 6.84099999999993cm)" svg:viewBox="0 0 178 191" svg:d="M0 0c241 0 168 191 168 191">
          <text:p/>
        </draw:path>
        <draw:frame draw:style-name="gr14" draw:text-style-name="P8" draw:layer="layout" svg:width="0.659cm" svg:height="0.569cm" svg:x="5.346cm" svg:y="6.702cm">
          <draw:text-box>
            <text:p><text:span text:style-name="T4">θ</text:span></text:p>
          </draw:text-box>
        </draw:frame>
        <draw:frame draw:style-name="gr15" draw:text-style-name="P9" draw:layer="layout" svg:width="4.841cm" svg:height="0.725cm" draw:transform="rotate (0.199142067652553) translate (9.587cm 4.034cm)">
          <draw:text-box>
            <text:p><text:span text:style-name="T5">charged particle (track)</text:span></text:p>
          </draw:text-box>
        </draw:frame>
        <draw:line draw:style-name="gr16" draw:text-style-name="P1" draw:layer="layout" svg:x1="11.709cm" svg:y1="4.352cm" svg:x2="13.045cm" svg:y2="5.344cm">
          <text:p/>
        </draw:line>
        <draw:line draw:style-name="gr13" draw:text-style-name="P1" draw:layer="layout" svg:x1="8.577cm" svg:y1="6.549cm" svg:x2="6.99cm" svg:y2="6.527cm">
          <text:p/>
        </draw:line>
        <draw:line draw:style-name="gr13" draw:text-style-name="P1" draw:layer="layout" svg:x1="8.578cm" svg:y1="6.549cm" svg:x2="10.186cm" svg:y2="5.997cm">
          <text:p/>
        </draw:line>
        <draw:line draw:style-name="gr13" draw:text-style-name="P1" draw:layer="layout" svg:x1="11.774cm" svg:y1="5.711cm" svg:x2="10.186cm" svg:y2="5.997cm">
          <text:p/>
        </draw:line>
        <draw:line draw:style-name="gr23" draw:text-style-name="P1" draw:layer="layout" svg:x1="4.147cm" svg:y1="7.091cm" svg:x2="8.179cm" svg:y2="6.291cm">
          <text:p/>
        </draw:line>
        <draw:frame draw:style-name="gr24" draw:text-style-name="P8" draw:layer="layout" svg:width="0.998cm" svg:height="0.569cm" svg:x="7.785cm" svg:y="6.142cm">
          <draw:text-box>
            <text:p><text:span text:style-name="T4">θ</text:span><text:span text:style-name="T7">MS</text:span><text:span text:style-name="T8">1</text:span></text:p>
          </draw:text-box>
        </draw:frame>
        <draw:path draw:style-name="gr18" draw:text-style-name="P1" draw:layer="layout" svg:width="0.096cm" svg:height="0.152cm" draw:transform="skewX (-0.0942477796076939) rotate (-0.47088983218807) translate (7.81800058685092cm 6.34999851627081cm)" svg:viewBox="0 0 97 153" svg:d="M0 0c133-1 90 153 90 153">
          <text:p/>
        </draw:path>
        <draw:line draw:style-name="gr23" draw:text-style-name="P1" draw:layer="layout" svg:x1="9.562cm" svg:y1="6.561cm" svg:x2="6.991cm" svg:y2="6.527cm">
          <text:p/>
        </draw:line>
        <draw:frame draw:style-name="gr24" draw:text-style-name="P8" draw:layer="layout" svg:width="0.998cm" svg:height="0.569cm" svg:x="9.162cm" svg:y="6.116cm">
          <draw:text-box>
            <text:p><text:span text:style-name="T4">θ</text:span><text:span text:style-name="T7">MS</text:span><text:span text:style-name="T8">2</text:span></text:p>
          </draw:text-box>
        </draw:frame>
        <draw:path draw:style-name="gr18" draw:text-style-name="P1" draw:layer="layout" svg:width="0.096cm" svg:height="0.152cm" draw:transform="skewX (-0.0942477796076939) rotate (-0.47088983218807) translate (9.08700058685092cm 6.38799851627081cm)" svg:viewBox="0 0 97 153" svg:d="M0 0c133-1 90 153 90 153">
          <text:p/>
        </draw:path>
        <draw:custom-shape draw:style-name="gr25" draw:text-style-name="P3" draw:layer="layout" svg:width="7.739cm" svg:height="1.367cm" svg:x="6.372cm" svg:y="11.972cm">
          <text:p text:style-name="P3">Silicon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7.739cm" svg:height="1.367cm" svg:x="6.372cm" svg:y="13.372cm">
          <text:p text:style-name="P3">Epoxy Glue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7.739cm" svg:height="1.367cm" svg:x="6.372cm" svg:y="14.772cm">
          <text:p text:style-name="P3">Carb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23:56:01.092357213</meta:creation-date>
    <dc:date>2021-09-21T18:51:12.869464231</dc:date>
    <meta:editing-duration>PT11H20M</meta:editing-duration>
    <meta:editing-cycles>2</meta:editing-cycles>
    <meta:generator>LibreOffice/7.2.1.2$Linux_X86_64 LibreOffice_project/20$Build-2</meta:generator>
    <meta:document-statistic meta:object-count="81"/>
  </office:meta>
</office:document-meta>
</file>